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F00000341837054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Add Item To Order box after clicking on</text:p>
          <text:p text:style-name="P1">Add from the Manage Order box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4.873cm" svg:height="16.594cm" svg:x="2.127cm" svg:y="1.006cm">
          <draw:image xlink:href="Pictures/100002010000045F00000341837054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17:43.620000000</dc:date>
    <meta:editing-duration>PT26M55S</meta:editing-duration>
    <meta:editing-cycles>11</meta:editing-cycles>
    <meta:generator>LibreOffice/4.3.2.2$Windows_x86 LibreOffice_project/edfb5295ba211bd31ad47d0bad0118690f76407d</meta:generator>
    <meta:document-statistic meta:object-count="2"/>
  </office:meta>
</office:document-meta>
</file>